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9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0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2">
            <text:p>違章建築拆除案件</text:p>
          </table:table-cell>
          <table:covered-table-cell table:number-columns-repeated="9"/>
          <table:table-cell table:number-columns-spanned="8" table:number-rows-spanned="1" table:style-name="ce24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9">
            <text:p>中華民國105年7月</text:p>
          </table:table-cell>
          <table:covered-table-cell table:number-columns-repeated="9"/>
          <table:table-cell office:value-type="string" table:number-columns-spanned="8" table:number-rows-spanned="1" table:style-name="ce27">
            <text:p><text:s text:c="8"/>July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6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5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1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2">
            <text:p>總計</text:p>
          </table:table-cell>
          <table:covered-table-cell/>
          <table:table-cell office:value-type="string" table:number-columns-spanned="3" table:number-rows-spanned="2" table:style-name="ce83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0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8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9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2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9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6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1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1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1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1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7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2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2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5">
            <text:p>本年度累計至本月底</text:p>
            <text:p>移送法辦數</text:p>
          </table:table-cell>
          <table:table-cell office:value-type="string" table:number-columns-spanned="1" table:number-rows-spanned="2" table:style-name="ce74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59043" table:style-name="ce11">
            <text:p><text:s/>659,043<text:s/></text:p>
          </table:table-cell>
          <table:table-cell office:value-type="float" office:value="1637" table:style-name="ce12">
            <text:p><text:s/>1,637<text:s/></text:p>
          </table:table-cell>
          <table:table-cell office:value-type="float" office:value="41414" table:style-name="ce12">
            <text:p><text:s/>41,4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00729" table:style-name="ce12">
            <text:p><text:s/>600,729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14418" table:style-name="ce12">
            <text:p><text:s/>14,418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365" table:style-name="ce12">
            <text:p><text:s/>365<text:s/></text:p>
          </table:table-cell>
          <table:table-cell office:value-type="float" office:value="3377" table:style-name="ce12">
            <text:p><text:s/>3,377<text:s/></text:p>
          </table:table-cell>
          <table:table-cell office:value-type="float" office:value="2482" table:style-name="ce12">
            <text:p><text:s/>2,482<text:s/></text:p>
          </table:table-cell>
          <table:table-cell office:value-type="float" office:value="895" table:style-name="ce12">
            <text:p><text:s/>895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661" table:style-name="ce11">
            <text:p><text:s/>206,661<text:s/></text:p>
          </table:table-cell>
          <table:table-cell office:value-type="float" office:value="324" table:style-name="ce12">
            <text:p><text:s/>3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9767" table:style-name="ce12">
            <text:p><text:s/>199,7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6014" table:style-name="ce12">
            <text:p><text:s/>6,0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926" table:style-name="ce12">
            <text:p><text:s/>926<text:s/></text:p>
          </table:table-cell>
          <table:table-cell office:value-type="float" office:value="880" table:style-name="ce12">
            <text:p><text:s/>880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994" table:style-name="ce11">
            <text:p><text:s/>84,994<text:s/></text:p>
          </table:table-cell>
          <table:table-cell office:value-type="float" office:value="339" table:style-name="ce12">
            <text:p><text:s/>339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186" table:style-name="ce12">
            <text:p><text:s/>77,1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1013" table:style-name="ce12">
            <text:p><text:s/>1,0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410" table:style-name="ce12">
            <text:p><text:s/>410<text:s/></text:p>
          </table:table-cell>
          <table:table-cell office:value-type="float" office:value="233" table:style-name="ce12">
            <text:p><text:s/>233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4113" table:style-name="ce11">
            <text:p><text:s/>54,11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674" table:style-name="ce12">
            <text:p><text:s/>50,6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398" table:style-name="ce12">
            <text:p><text:s/>2,3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307" table:style-name="ce12">
            <text:p><text:s/>3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0299" table:style-name="ce11">
            <text:p><text:s/>70,299<text:s/></text:p>
          </table:table-cell>
          <table:table-cell office:value-type="float" office:value="572" table:style-name="ce12">
            <text:p><text:s/>572<text:s/></text:p>
          </table:table-cell>
          <table:table-cell office:value-type="float" office:value="18986" table:style-name="ce12">
            <text:p><text:s/>18,9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49828" table:style-name="ce12">
            <text:p><text:s/>49,8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249" table:style-name="ce12">
            <text:p><text:s/>1,2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739" table:style-name="ce12">
            <text:p><text:s/>739<text:s/></text:p>
          </table:table-cell>
          <table:table-cell office:value-type="float" office:value="236" table:style-name="ce12">
            <text:p><text:s/>236<text:s/></text:p>
          </table:table-cell>
          <table:table-cell office:value-type="float" office:value="503" table:style-name="ce12">
            <text:p><text:s/>50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714" table:style-name="ce11">
            <text:p><text:s/>26,71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5" table:style-name="ce12">
            <text:p><text:s/>22,0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20" table:style-name="ce12">
            <text:p><text:s/>9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160" table:style-name="ce12">
            <text:p><text:s/>16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092" table:style-name="ce11">
            <text:p><text:s/>122,092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190" table:style-name="ce12">
            <text:p><text:s/>121,1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529" table:style-name="ce12">
            <text:p><text:s/>5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204" table:style-name="ce12">
            <text:p><text:s/>204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0932" table:style-name="ce11">
            <text:p><text:s/>90,932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0873" table:style-name="ce12">
            <text:p><text:s/>10,8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372" table:style-name="ce12">
            <text:p><text:s/>77,37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243" table:style-name="ce12">
            <text:p><text:s/>2,243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50" table:style-name="ce12">
            <text:p><text:s/>550<text:s/></text:p>
          </table:table-cell>
          <table:table-cell office:value-type="float" office:value="444" table:style-name="ce12">
            <text:p><text:s/>444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384" table:style-name="ce13">
            <text:p><text:s/>3,384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1" table:style-name="ce14">
            <text:p><text:s/>2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3" table:style-name="ce14">
            <text:p><text:s/>73<text:s/></text:p>
          </table:table-cell>
          <table:table-cell office:value-type="float" office:value="69" table:style-name="ce14">
            <text:p><text:s/>69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984" table:style-name="ce13">
            <text:p><text:s/>6,984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0" table:style-name="ce14">
            <text:p><text:s/>5,23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615" table:style-name="ce14">
            <text:p><text:s/>6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73" table:style-name="ce13">
            <text:p><text:s/>2,67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09" table:style-name="ce14">
            <text:p><text:s/>2,6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18" table:style-name="ce13">
            <text:p><text:s/>6,818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482" table:style-name="ce14">
            <text:p><text:s/>6,4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56" table:style-name="ce14">
            <text:p><text:s/>56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262" table:style-name="ce13">
            <text:p><text:s/>2,26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2" table:style-name="ce14">
            <text:p><text:s/>2,0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34" table:style-name="ce14">
            <text:p><text:s/>1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975" table:style-name="ce13">
            <text:p><text:s/>2,9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04" table:style-name="ce14">
            <text:p><text:s/>2,1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36" table:style-name="ce14">
            <text:p><text:s/>736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2" table:style-name="ce14">
            <text:p><text:s/>1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741" table:style-name="ce13">
            <text:p><text:s/>3,7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3" table:style-name="ce14">
            <text:p><text:s/>17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159" table:style-name="ce13">
            <text:p><text:s/>14,159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7" table:style-name="ce14">
            <text:p><text:s/>12,9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6" table:style-name="ce14">
            <text:p><text:s/>35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3" table:style-name="ce14">
            <text:p><text:s/>63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21" table:style-name="ce13">
            <text:p><text:s/>1,1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03" table:style-name="ce13">
            <text:p><text:s/>2,803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6" table:style-name="ce13">
            <text:p><text:s/>16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171" table:style-name="ce13">
            <text:p><text:s/>18,171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77" table:style-name="ce14">
            <text:p><text:s/>17,0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42" table:style-name="ce14">
            <text:p><text:s/>1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1" table:style-name="ce14">
            <text:p><text:s/>6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422" table:style-name="ce13">
            <text:p><text:s/>9,422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95" table:style-name="ce14">
            <text:p><text:s/>29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4" table:style-name="ce14">
            <text:p><text:s/>164<text:s/></text:p>
          </table:table-cell>
          <table:table-cell office:value-type="float" office:value="158" table:style-name="ce14">
            <text:p><text:s/>158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03" table:style-name="ce13">
            <text:p><text:s/>16,403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38" table:style-name="ce11">
            <text:p><text:s/>3,23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7" table:style-name="ce12">
            <text:p><text:s/>2,6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62" table:style-name="ce13">
            <text:p><text:s/>2,66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6" table:style-name="ce14">
            <text:p><text:s/>2,5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6" table:style-name="ce13">
            <text:p><text:s/>57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3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0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8-25T06:37:09Z</dc:date>
    <meta:print-date>2016-05-30T02:21:08Z</meta:print-date>
  </office:meta>
</office:document-meta>
</file>